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, 'Aptos MSFontService', apple-system, Roboto, 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2fab5" officeooo:paragraph-rsid="0012fab5"/>
    </style:style>
    <style:style style:name="P2" style:family="paragraph" style:parent-style-name="Standard">
      <style:text-properties officeooo:paragraph-rsid="0013cd49"/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42424" loext:opacity="100%" style:font-name="Aptos" fo:font-size="12pt" fo:letter-spacing="normal" fo:font-style="normal" fo:font-weight="normal" loext:padding="0cm" loext:border="non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mport java.util.Scanner;</text:p>
      <text:p text:style-name="P3"/>
      <text:p text:style-name="P3">class OddThread extends Thread {</text:p>
      <text:p text:style-name="P3">int n;</text:p>
      <text:p text:style-name="P3">OddThread(int n) {</text:p>
      <text:p text:style-name="P3">this.n = n;</text:p>
      <text:p text:style-name="P3">}</text:p>
      <text:p text:style-name="P3">public void run() {</text:p>
      <text:p text:style-name="P3">for (int i = 1; i &lt;= n; i++) {</text:p>
      <text:p text:style-name="P3">if (i % 2 != 0) {</text:p>
      <text:p text:style-name="P3">System.out.println("Odd: " + i);</text:p>
      <text:p text:style-name="P3">try {</text:p>
      <text:p text:style-name="P3">Thread.sleep(100);</text:p>
      <text:p text:style-name="P3">} catch (InterruptedException e) {</text:p>
      <text:p text:style-name="P3">System.out.println("OddThread interrupted");</text:p>
      <text:p text:style-name="P3">}</text:p>
      <text:p text:style-name="P3">}</text:p>
      <text:p text:style-name="P3">}</text:p>
      <text:p text:style-name="P3">}</text:p>
      <text:p text:style-name="P3">}</text:p>
      <text:p text:style-name="P3"/>
      <text:p text:style-name="P3">class EvenThread extends Thread {</text:p>
      <text:p text:style-name="P3">int n;</text:p>
      <text:p text:style-name="P3">EvenThread(int n) {</text:p>
      <text:p text:style-name="P3">this.n = n;</text:p>
      <text:p text:style-name="P3">}</text:p>
      <text:p text:style-name="P3">public void run() {</text:p>
      <text:p text:style-name="P3">for (int i = 1; i &lt;= n; i++) {</text:p>
      <text:p text:style-name="P3">if (i % 2 == 0) {</text:p>
      <text:p text:style-name="P3">System.out.println("Even: " + i);</text:p>
      <text:p text:style-name="P3">try {</text:p>
      <text:p text:style-name="P3">Thread.sleep(100);</text:p>
      <text:p text:style-name="P3">} catch (InterruptedException e) {</text:p>
      <text:p text:style-name="P3">System.out.println("EvenThread interrupted");</text:p>
      <text:p text:style-name="P3">}</text:p>
      <text:p text:style-name="P3">}</text:p>
      <text:p text:style-name="P3">}</text:p>
      <text:p text:style-name="P3">}</text:p>
      <text:p text:style-name="P3">}</text:p>
      <text:p text:style-name="P3"/>
      <text:p text:style-name="P3">public class OddEvenMultithread {</text:p>
      <text:p text:style-name="P3">public static void main(String[] args) {</text:p>
      <text:p text:style-name="P3">Scanner scanner = new Scanner(System.in);</text:p>
      <text:p text:style-name="P3">System.out.print("Enter the upper limit (n): ");</text:p>
      <text:p text:style-name="P3">int n = scanner.nextInt();</text:p>
      <text:p text:style-name="P3">OddThread odd = new OddThread(n);</text:p>
      <text:p text:style-name="P3">EvenThread even = new EvenThread(n);</text:p>
      <text:p text:style-name="P3">odd.start();</text:p>
      <text:p text:style-name="P3">even.start();</text:p>
      <text:p text:style-name="P3">}</text:p>
      <text:p text:style-name="P3">}</text:p>
      <text:p text:style-name="Standard"/>
      <text:p text:style-name="Standard"><text:soft-page-break/></text:p>
      <text:p text:style-name="P1">Output</text:p>
      <text:p text:style-name="P1">Enter the upper limit (n): 20</text:p>
      <text:p text:style-name="P1">Even: 2</text:p>
      <text:p text:style-name="P1">Odd: 1</text:p>
      <text:p text:style-name="P1">Even: 4</text:p>
      <text:p text:style-name="P1">Odd: 3</text:p>
      <text:p text:style-name="P1">Even: 6</text:p>
      <text:p text:style-name="P1">Odd: 5</text:p>
      <text:p text:style-name="P1">Even: 8</text:p>
      <text:p text:style-name="P1">Odd: 7</text:p>
      <text:p text:style-name="P1">Even: 10</text:p>
      <text:p text:style-name="P1">Odd: 9</text:p>
      <text:p text:style-name="P1">Odd: 11</text:p>
      <text:p text:style-name="P1">Even: 12</text:p>
      <text:p text:style-name="P1">Odd: 13</text:p>
      <text:p text:style-name="P1">Even: 14</text:p>
      <text:p text:style-name="P1">Odd: 15</text:p>
      <text:p text:style-name="P1">Even: 16</text:p>
      <text:p text:style-name="P1">Odd: 17</text:p>
      <text:p text:style-name="P1">Even: 18</text:p>
      <text:p text:style-name="P1">Odd: 19</text:p>
      <text:p text:style-name="P1">Even: 2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, 'Aptos MSFontService', apple-system, Roboto, 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9T14:43:43.586684039</meta:creation-date>
    <dc:date>2025-09-19T14:55:32.925905320</dc:date>
    <meta:editing-duration>PT11M5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70" meta:word-count="196" meta:character-count="1033" meta:non-whitespace-character-count="907"/>
  </office:meta>
</office:document-meta>
</file>